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hocolate Hazelnut Cake with Praline Chocolate Crunch</text:p>
      <text:p text:style-name="P1">10-12 servings</text:p>
      <text:p text:style-name="P1"><text:s/></text:p>
      <text:p text:style-name="P2">PRALINE CHOCOLATE CRUNCH</text:p>
      <text:p text:style-name="P1">1 ½ <text:s text:c="2"/>cups sugar</text:p>
      <text:p text:style-name="P1">1 ½ <text:s text:c="2"/>cups blanched hazelnuts, toasted</text:p>
      <text:p text:style-name="P1">1 <text:s text:c="6"/>tsp. hazelnut or vegetable oil</text:p>
      <text:p text:style-name="P1">4 <text:s text:c="6"/>oz. dark chocolate (do not exceed</text:p>
      <text:p text:style-name="P1"><text:s text:c="9"/>72% cacao), chopped</text:p>
      <text:p text:style-name="P1">4 <text:s text:c="6"/>oz. High-quality milk chocolate</text:p>
      <text:p text:style-name="P1"><text:s text:c="9"/>(such as Lindt or Scharffen</text:p>
      <text:p text:style-name="P1"><text:s text:c="9"/>Berger), chopped</text:p>
      <text:p text:style-name="P1"><text:s text:c="3"/>¼ <text:s text:c="2"/>tsp. kosher salt</text:p>
      <text:p text:style-name="P1">1 ¾ <text:s text:c="2"/>cups puffed rice cereal or</text:p>
      <text:p text:style-name="P1"><text:s text:c="9"/>crushed cornflakes</text:p>
      <text:p text:style-name="P2">COCOA SPONGE CAKE</text:p>
      <text:p text:style-name="P1"><text:s text:c="8"/>Unsalted butter (for parchment paper)</text:p>
      <text:p text:style-name="P1">1 <text:s text:c="5"/>cup all-purpose flour</text:p>
      <text:p text:style-name="P1">1 <text:s text:c="5"/>cup natural unsweetened cocoa powder</text:p>
      <text:p text:style-name="P1">8 <text:s text:c="5"/>large eggs</text:p>
      <text:p text:style-name="P1">1 <text:s text:c="5"/>cup sugar divided</text:p>
      <text:p text:style-name="P1">2 <text:s text:c="5"/>Tbsp. Corn syruup</text:p>
      <text:p text:style-name="P1">½ <text:s text:c="5"/>cup brandy or orange liqueur</text:p>
      <text:p text:style-name="P2">NUT GANACHE</text:p>
      <text:p text:style-name="P1">½ <text:s text:c="5"/>cup heavy cream</text:p>
      <text:p text:style-name="P1">½ <text:s text:c="5"/>cup hazelnut butter (or ground </text:p>
      <text:p text:style-name="P1"><text:s text:c="9"/>roasted hazelnuts)</text:p>
      <text:p text:style-name="P1"><text:s text:c="9"/>Pinch of kosher salt</text:p>
      <text:p text:style-name="P1">¾ <text:s text:c="5"/>cup (1 ½ <text:s/>sticks) unsalted <text:s/>butter,</text:p>
      <text:p text:style-name="P1"><text:s text:c="9"/>room temperature</text:p>
      <text:p text:style-name="P2">PRALINE MOUSSE</text:p>
      <text:p text:style-name="P1">3 ½ <text:s text:c="2"/>oz. Dark chocolate (do not exceed</text:p>
      <text:p text:style-name="P1"><text:s text:c="9"/>72% cacoa), chopped</text:p>
      <text:p text:style-name="P1">1 <text:s text:c="6"/>cup hazelnut praline paste (reserved</text:p>
      <text:p text:style-name="P1"><text:s text:c="9"/>from praline chocolate crunch)</text:p>
      <text:p text:style-name="P1">5 <text:s text:c="6"/>Tbsp. unsalted butter, room </text:p>
      <text:p text:style-name="P1"><text:s text:c="9"/>temperature, cubed</text:p>
      <text:p text:style-name="P1">1 ¾ <text:s text:c="2"/>cups chilled heavy cream, divided</text:p>
      <text:p text:style-name="P2">ASSEMBLY</text:p>
      <text:p text:style-name="P1"><text:s text:c="9"/>Chocolate Glaze (see recipe below)</text:p>
      <text:p text:style-name="P1">¼ <text:s text:c="5"/>cup roasted hazelnuts</text:p>
      <text:p text:style-name="P1"/>
      <text:p text:style-name="P1"/>
      <text:p text:style-name="P2"/>
      <text:p text:style-name="P2"><text:soft-page-break/>PRALINE CHOCOLATE CRUNCH</text:p>
      <text:p text:style-name="P1">Line 2 rimmed baking sheets with parchment paper. <text:s/>Stir sugar and 1/3 cup water in a small saucepan over medium-low heat until sugar dissolves. <text:s/>Increase heat and cook without stirring, occasionally swirling pan and brushing down sides with a wet pastry brush, until amber in color, 7-8 minutes. <text:s/>Stir in hazelnuts, then pour onto 1 prepared sheet, separating nuts. <text:s/>Let cool.</text:p>
      <text:p text:style-name="P1">Transfer candied nuts to a food processor. <text:s/>Add hazelnut oil and puree until smooth to make praline paste.</text:p>
      <text:p text:style-name="P1">Combine both chocolates and 3 Tbsp. praline paste in a medium metal bowl (reserve remaining praline paste for praline mousse layer). <text:s/>Set bowl over a saucepan of simmering water and stir until chocolate is melted and mixture is smooth. <text:s/>Remove from heat and stir in salt, then cereal. <text:s/>Spread out in a thin layer (about 1/8 inch) on second prepared baking sheet. <text:s/>Chill until set, about 30 minutes. <text:s/><text:span text:style-name="T1">DO AHEAD</text:span>: Can be made 1 day ahead. <text:s/>Cover and keep chilled. <text:s/>Cover and chill remaining praline paste. </text:p>
      <text:p text:style-name="P1"/>
      <text:p text:style-name="P2">CAKE</text:p>
      <text:p text:style-name="P3">Preheat oven to 375 degrees. <text:s/>Line a 17x11x1 inch sheet pan with parchment paper; butter paper. <text:s/>Sift flour and cocoa powder into medium bowl and set aside. <text:s/>Separate 4 eggs, placing yolks in a large bowl and whites in a medium bowl. <text:s/>Using an electric mixer, beat yolks with </text:p>
      <text:p text:style-name="P3">½ cup sugar on medium speed until thick and light yellow, about 3 minutes. <text:s/>Beat in 4 whole eggs, one at a time, blending well between additions.</text:p>
      <text:p text:style-name="P3">Using clean, dry beaters, beat egg whites with remaining ½ cup sugar and corn syrup until slightly thickened and frothy, about 2 minutes. <text:s/>Add egg-white mixture to egg-yolk mixture and beat to blend. <text:s/>Add flour-cocoapowder mixture; fold just to blend. <text:s/>Spread out evenly on prepared baking sheet.</text:p>
      <text:p text:style-name="P3">Bake until a tester inserted into center of cake comes out clean, about 15 minutes. <text:s/>Let cool completely. <text:s/>Invert cake onto a large cutting board or baking sheet and peel off parchment. <text:s/>Brush cake all over with brandy. <text:s/><text:span text:style-name="T1">DO AHEAD: <text:s/></text:span>Can be made 1 day ahead. <text:s/>Store airtight at room temperature.</text:p>
      <text:p text:style-name="P3"/>
      <text:p text:style-name="P2">NUT GANACHE </text:p>
      <text:p text:style-name="P1">Bring cream to a boil in a small saucepan. <text:s/>Puree hot cream, hazelnut butter, and salt in a food processor. <text:s/>Let cool to room temperature. <text:s/>With machine running, add butter, 1 Tbsp. at a time,</text:p>
      <text:p text:style-name="P1">pureeing until smooth between additions. <text:s/><text:span text:style-name="T1">DO AHEAD: </text:span><text:span text:style-name="T2">Can be made 1 day ahead. <text:s/>Cover and chill. <text:s/>Return to room temperature before using.</text:span></text:p>
      <text:p text:style-name="P2"/>
      <text:p text:style-name="P2">PRALINE MOUSSE</text:p>
      <text:p text:style-name="P3">Combine chocolate, praline paste, and butter in a medium bowl. <text:s/>Bring ¾ <text:s/>cup cream to a boil in a small saucepan; pour over the chocolate mixture. <text:s/>Let stand for 1 minute, then stir until melted and smooth. <text:s/>Beat remaining 1 cup chillled cream until soft peaks form. <text:s/>Fold whipped cream into chocolate mixture. <text:s/><text:span text:style-name="T1">DO AHEAD:</text:span> Can be made 1 day ahead. <text:s/>Cover and chill. <text:s/></text:p>
      <text:p text:style-name="P3"/>
      <text:p text:style-name="P3"/>
      <text:p text:style-name="P3"/>
      <text:p text:style-name="P3"/>
      <text:p text:style-name="P3"><text:soft-page-break/></text:p>
      <text:p text:style-name="P2">ASSEMBLY</text:p>
      <text:p text:style-name="P3">Spread nut ganache over cake and chill in freezer until set, about 15 minutes. <text:s/>Spread mousse over ganache and chill in freezer until set, about 15 minutes. <text:s/>Cut cake crosswise into thirds; stack layers on top of each other. <text:s/>Trim edges, then spread Chocolate Glaze (recipe below) over top and sides of cake. <text:s/>Freeze until set, about 1 hour. <text:s/>Place in refrigerator and chill overnight. <text:s/><text:span text:style-name="T1">DO AHEAD: </text:span>Can be made two days ahead. <text:s/>Tent with foil and keep chilled.</text:p>
      <text:p text:style-name="P3"/>
      <text:p text:style-name="P3">Let cake stand at room temperature for 30 minutes before serving. <text:s/>Break up praline chocolate crunch into large shards and arrange on top of cake. <text:s/>Garnich with roasted hazelnuts.</text:p>
      <text:p text:style-name="P3"/>
      <text:p text:style-name="P3"/>
      <text:p text:style-name="P2">CHOCOLATE GLAZE</text:p>
      <text:p text:style-name="P3">Makes 2 ½ cups</text:p>
      <text:p text:style-name="P3"/>
      <text:p text:style-name="P3">9 <text:s text:c="6"/>oz. bittersweet chocolate (do not exceed </text:p>
      <text:p text:style-name="P3"><text:s text:c="9"/>61% cacao), chopped</text:p>
      <text:p text:style-name="P3">4 ½ <text:s text:c="2"/>Tbsp. unsalted butter, room temperature,</text:p>
      <text:p text:style-name="P3"><text:s text:c="9"/>cut into small pieces</text:p>
      <text:p text:style-name="P3">1 ¼ <text:s text:c="2"/>cup heavy cream</text:p>
      <text:p text:style-name="P3">1 ½ <text:s text:c="2"/>Tbsp. corn syrup</text:p>
      <text:p text:style-name="P3"/>
      <text:p text:style-name="P3">Combine chocolate and butter in a medium bowl. <text:s/>Bring cream and cornsyrup to a boil in a small saucepan over medium heat, stirring often. <text:s/>Pour over chocolate; let stand 1 minute, then stir until melted and smooth. <text:s/>Let cool to room temperature, about 1 hour. <text:s/><text:span text:style-name="T1">DO AHEAD:</text:span> Can be made 3 days ahead. <text:s/>Cover and chill. <text:s/>Return to room temperature before using. </text:p>
      <text:p text:style-name="P3"><text:s text:c="10"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61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10-01T08:43:35</meta:creation-date>
    <dc:date>2011-10-02T20:07:01</dc:date>
    <dc:creator>Robert Houk</dc:creator>
    <meta:editing-duration>PT04H20M20S</meta:editing-duration>
    <meta:editing-cycles>3</meta:editing-cycles>
    <meta:generator>OpenOffice.org/3.2$Unix OpenOffice.org_project/320m18$Build-9502</meta:generator>
    <meta:document-statistic meta:table-count="0" meta:image-count="0" meta:object-count="0" meta:page-count="3" meta:paragraph-count="70" meta:word-count="848" meta:character-count="5248"/>
  </office:meta>
</office:document-meta>
</file>